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Header" style:master-page-name="First_20_Page">
      <style:paragraph-properties fo:margin-top="0.212cm" fo:margin-bottom="0cm" style:contextual-spacing="false" fo:text-align="center" style:justify-single-word="false" style:page-number="auto"/>
      <style:text-properties officeooo:rsid="01747137" officeooo:paragraph-rsid="01747137"/>
    </style:style>
    <style:style style:name="P2" style:family="paragraph" style:parent-style-name="Text_20_body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center" style:justify-single-word="false" fo:orphans="0" fo:widows="0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fo:font-weight="bold" officeooo:rsid="01747137" officeooo:paragraph-rsid="0178a75e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>
      <style:text-properties fo:font-weight="bold" officeooo:rsid="01747137" officeooo:paragraph-rsid="0178a75e" style:font-weight-asian="bold" style:font-weight-complex="bold"/>
    </style:style>
    <style:style style:name="P4" style:family="paragraph" style:parent-style-name="Text_20_body">
      <style:text-properties officeooo:paragraph-rsid="0178a75e"/>
    </style:style>
    <style:style style:name="P5" style:family="paragraph" style:parent-style-name="Text_20_body">
      <style:text-properties officeooo:rsid="01747137" officeooo:paragraph-rsid="0179e83f"/>
    </style:style>
    <style:style style:name="P6" style:family="paragraph" style:parent-style-name="Text_20_body">
      <style:text-properties officeooo:rsid="01747137" officeooo:paragraph-rsid="0179cc7e"/>
    </style:style>
    <style:style style:name="P7" style:family="paragraph" style:parent-style-name="Text_20_body">
      <style:text-properties fo:font-weight="bold" officeooo:paragraph-rsid="0179e83f" style:font-weight-asian="bold" style:font-weight-complex="bold"/>
    </style:style>
    <style:style style:name="P8" style:family="paragraph" style:parent-style-name="Text_20_body">
      <style:text-properties officeooo:paragraph-rsid="0179e83f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1747137" officeooo:paragraph-rsid="0178a75e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1747137" officeooo:paragraph-rsid="01747137" style:font-weight-asian="bold" style:font-weight-complex="bold"/>
    </style:style>
    <style:style style:name="P11" style:family="paragraph" style:parent-style-name="Text_20_body">
      <style:text-properties officeooo:rsid="01747137" officeooo:paragraph-rsid="01747137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1747137" officeooo:paragraph-rsid="01747137" style:font-weight-asian="bold" style:font-weight-complex="bold"/>
    </style:style>
    <style:style style:name="P13" style:family="paragraph" style:parent-style-name="Text_20_body">
      <style:text-properties officeooo:rsid="01747137" officeooo:paragraph-rsid="0174d6b3"/>
    </style:style>
    <style:style style:name="P14" style:family="paragraph" style:parent-style-name="Text_20_body">
      <style:text-properties fo:font-weight="normal" officeooo:rsid="0174d6b3" officeooo:paragraph-rsid="0174d6b3" style:font-weight-asian="normal" style:font-weight-complex="normal"/>
    </style:style>
    <style:style style:name="P15" style:family="paragraph" style:parent-style-name="Text_20_body">
      <style:text-properties officeooo:rsid="01747137" officeooo:paragraph-rsid="0176a8c8"/>
    </style:style>
    <style:style style:name="P16" style:family="paragraph" style:parent-style-name="Text_20_body">
      <style:text-properties officeooo:rsid="01747137" officeooo:paragraph-rsid="0176eaa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8pt"/>
    </style:style>
    <style:style style:name="T3" style:family="text">
      <style:text-properties style:font-name="Times New Roman" fo:font-size="14pt" officeooo:rsid="0178a75e" style:font-size-asian="14pt" style:font-name-complex="Times New Roman1" style:font-size-complex="18pt"/>
    </style:style>
    <style:style style:name="T4" style:family="text">
      <style:text-properties fo:font-weight="bold" officeooo:rsid="0179e83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76a8c8" style:font-weight-asian="bold" style:font-weight-complex="bold"/>
    </style:style>
    <style:style style:name="T7" style:family="text">
      <style:text-properties fo:font-weight="normal" officeooo:rsid="0176a8c8" style:font-weight-asian="normal" style:font-weight-complex="normal"/>
    </style:style>
    <style:style style:name="T8" style:family="text">
      <style:text-properties officeooo:rsid="01747137"/>
    </style:style>
    <style:style style:name="T9" style:family="text">
      <style:text-properties officeooo:rsid="0179e83f"/>
    </style:style>
    <style:style style:name="T10" style:family="text">
      <style:text-properties fo:font-weight="bold" officeooo:rsid="0174d6b3" style:font-weight-asian="bold" style:font-weight-complex="bold"/>
    </style:style>
    <style:style style:name="T11" style:family="text">
      <style:text-properties officeooo:rsid="0174d6b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176a8c8"/>
    </style:style>
    <style:style style:name="T14" style:family="text">
      <style:text-properties officeooo:rsid="0178a75e"/>
    </style:style>
    <style:style style:name="T15" style:family="text">
      <style:text-properties officeooo:rsid="0176e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cticles statistics</text:span></text:p>
      <text:p text:style-name="P2"><text:span text:style-name="T2">Literature review #</text:span><text:span text:style-name="T3">1</text:span></text:p>
      <text:p text:style-name="P3">Article 1</text:p>
      <text:p text:style-name="P4">Zhang, K., Yang, Z., &amp; Başar, T. (2021). Multi-agent reinforcement learning: A selective overview of theories and algorithms. Handbook of reinforcement learning and control.</text:p>
      <text:p text:style-name="P5"><text:span text:style-name="T4">Published in</text:span>: Handbook of reinforcement learning and control. Springer</text:p>
      <text:p text:style-name="P6"><text:span text:style-name="T5">Cit</text:span><text:span text:style-name="T6">es: </text:span><text:span text:style-name="T7">1568</text:span></text:p>
      <text:p text:style-name="P4"/>
      <text:p text:style-name="P7"><text:span text:style-name="T8">Article </text:span><text:span text:style-name="T9">2</text:span></text:p>
      <text:p text:style-name="Text_20_body">-Foerster, J., Assael, I. A., De Freitas, N., &amp; Whiteson, S. (2016). Learning to communicate with deep multi-agent reinforcement learning.</text:p>
      <text:p text:style-name="P5"><text:span text:style-name="T4">Published in</text:span>: Advances in Neural Information Processing Systems 29 (NIPS 2016)</text:p>
      <text:p text:style-name="P5"><text:span text:style-name="T5">Cit</text:span><text:span text:style-name="T6">es: </text:span><text:span text:style-name="T7">2126</text:span></text:p>
      <text:p text:style-name="P5"><text:span text:style-name="T6"/></text:p>
      <text:p text:style-name="P8"><text:span text:style-name="T5">Article </text:span><text:span text:style-name="T4">3</text:span></text:p>
      <text:p text:style-name="Text_20_body">- Canese, L., Cardarilli, G. C., Di Nunzio, L., Fazzolari, R., Giardino, D., Re, M., &amp; Spanò, S. (2021). Multi-agent reinforcement learning: A review of challenges and applications.</text:p>
      <text:p text:style-name="P5"><text:span text:style-name="T4">Published in</text:span>: Artificial Intelligence Review, 2022 - Springer</text:p>
      <text:p text:style-name="P5"><text:span text:style-name="T5">Cit</text:span><text:span text:style-name="T6">es: <text:s/></text:span><text:span text:style-name="T7">623</text:span></text:p>
      <text:p text:style-name="P5"><text:span text:style-name="T6"/></text:p>
      <text:p text:style-name="P8"><text:span text:style-name="T5">Article </text:span><text:span text:style-name="T4">4</text:span></text:p>
      <text:p text:style-name="Text_20_body">-Li, S., Wu, Y., Cui, X., Dong, H., Fang, F., &amp; Russell, S. (2019, July). Robust multi-agentreinforcement learning via minimax deep deterministic policy gradient.</text:p>
      <text:p text:style-name="P5"><text:span text:style-name="T4">Published in</text:span>: AAAI Technical Track: Machine Learning</text:p>
      <text:p text:style-name="P5"><text:span text:style-name="T5">Cit</text:span><text:span text:style-name="T6">es: <text:s/></text:span><text:span text:style-name="T7">368</text:span></text:p>
      <text:p text:style-name="Text_20_body"/>
      <text:p text:style-name="Text_20_body"/>
      <text:p text:style-name="P8"><text:soft-page-break/><text:span text:style-name="T8">Article </text:span><text:span text:style-name="T9">5</text:span></text:p>
      <text:p text:style-name="Text_20_body">-M. Wen et al., (2022). Multi-Agent Reinforcement Learning is a Sequence Modeling Problem.</text:p>
      <text:p text:style-name="P5"><text:span text:style-name="T4">Published in</text:span>: Advances in Neural Information Processing Systems 35 (NeurIPS 2022)</text:p>
      <text:p text:style-name="P5"><text:span text:style-name="T5">Cit</text:span><text:span text:style-name="T6">es: 175</text:span></text:p>
      <text:p text:style-name="P9"><text:span text:style-name="T3"/></text:p>
      <text:p text:style-name="P9"><text:span text:style-name="T3"/></text:p>
      <text:p text:style-name="P10">Literature review #2</text:p>
      <text:p text:style-name="P11">Article 1</text:p>
      <text:p text:style-name="P12">Shih, Yi-Jen, et al. "Theme transformer: Symbolic music generation with theme-conditioned transformer." IEEE Transactions on Multimedia (2022).</text:p>
      <text:p text:style-name="P11"><text:span text:style-name="T5">Published in</text:span>: <text:span text:style-name="T5">2012</text:span> IEEE International Instrumentation and Measurement Technology Conference Proceedings</text:p>
      <text:p text:style-name="P11"><text:span text:style-name="T5">Citations</text:span>: 85</text:p>
      <text:p text:style-name="P11"/>
      <text:p text:style-name="P11">Article 2</text:p>
      <text:p text:style-name="P12">Hsiao, Wen-Yi, et al. "Compound word transformer: Learning to compose full-song music over dynamic directed hypergraphs." Proceedings of the AAAI Conference on Artificial Intelligence. Vol. 35. No. 1. 2021.</text:p>
      <text:p text:style-name="P13"><text:span text:style-name="T5">Published in</text:span>: <text:span text:style-name="T10">2021</text:span><text:span text:style-name="T11">, </text:span>AAAI Technical Track on Application Domains</text:p>
      <text:p text:style-name="P13"><text:span text:style-name="T5">Citations: </text:span><text:span text:style-name="T12">194</text:span></text:p>
      <text:p text:style-name="P14">conclusion: the paper’s written by students</text:p>
      <text:p text:style-name="P13"><text:span text:style-name="T5"/></text:p>
      <text:p text:style-name="P11">Article 3</text:p>
      <text:p text:style-name="P12">Wang, Ziyu, and Gus Xia. “MuseBERT: Pre-training Music Representation for Music Understanding and Controllable Generation” ISMIR. 2021.</text:p>
      <text:p text:style-name="P13"><text:soft-page-break/><text:span text:style-name="T5">Published in</text:span>: <text:span text:style-name="T11">(ISMIR) </text:span>International Society for Music Information Retrieval Conference (ISMIR 2021) , Online, November 7-12, 2021</text:p>
      <text:p text:style-name="P13"><text:span text:style-name="T5">Citations: <text:s/></text:span><text:span text:style-name="T12">37</text:span></text:p>
      <text:p text:style-name="P14"/>
      <text:p text:style-name="P11">Article 4</text:p>
      <text:p text:style-name="P12">Sulun, Serkan, Matthew EP Davies, and Paula Viana. "Symbolic music generation conditioned on continuous-valued emotions." IEEE Access 10 (2022): 44617-44626.</text:p>
      <text:p text:style-name="P13"><text:span text:style-name="T5">Published in</text:span>: <text:s/><text:span text:style-name="T13">2022, </text:span>IEEE Access (</text:p>
      <text:p text:style-name="P13"><text:span text:style-name="T5">Cit</text:span><text:span text:style-name="T6">es</text:span><text:span text:style-name="T5">: <text:s/>32</text:span></text:p>
      <text:p text:style-name="P11">Article 5</text:p>
      <text:p text:style-name="P12">Qin, Yang, et al. "Bar transformer: a hierarchical model for learning long-term structure and generating impressive pop music." Applied Intelligence 53.9 (2023): 10130-10148.</text:p>
      <text:p text:style-name="P15"><text:span text:style-name="T5">Published in</text:span>: Applied Intelligence</text:p>
      <text:p text:style-name="P15">Cit<text:span text:style-name="T13">es</text:span>: <text:span text:style-name="T14">6</text:span></text:p>
      <text:p text:style-name="P12"/>
      <text:p text:style-name="P11">Article 6</text:p>
      <text:p text:style-name="P11">Qin, Yang, et al. "Score Images as a Modality: Enhancing Symbolic Music Understanding through Large-Scale Multimodal Pre-Training." Sensors 2024, 24, 5017.</text:p>
      <text:p text:style-name="P16"><text:span text:style-name="T5">Published in</text:span>: Sensors</text:p>
      <text:p text:style-name="P16">Cit<text:span text:style-name="T13">es</text:span>: <text:s/><text:span text:style-name="T15">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3cm" fo:margin-bottom="0.3cm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hyphenation-keep="auto" loext:hyphenation-keep-type="column" fo:text-indent="1.251cm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603cm" fo:margin-bottom="0.603cm" style:contextual-spacing="false" fo:line-height="100%" fo:text-align="center" style:justify-single-word="false" fo:keep-together="always" fo:text-indent="0cm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584cm" fo:margin-bottom="0.513cm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cm" fo:margin-bottom="0.199cm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cm" fo:margin-bottom="0.199cm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499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cm" fo:margin-right="0cm" fo:margin-top="0cm" fo:margin-bottom="0.199cm" style:contextual-spacing="false" fo:line-height="150%" fo:keep-together="always" fo:orphans="2" fo:widows="2" fo:text-indent="0cm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orphans="0" fo:widows="0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3.799cm" fo:margin-right="0cm" fo:line-height="100%" fo:text-align="start" style:justify-single-word="false" fo:text-indent="-3.799cm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fo:hyphenation-keep="auto" loext:hyphenation-keep-type="column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cm" fo:margin-right="0cm" fo:margin-top="0cm" fo:margin-bottom="0cm" style:contextual-spacing="false" fo:text-align="center" style:justify-single-word="false" fo:keep-together="auto" fo:text-indent="0cm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16" style:display-name="ListLabel 216" style:family="text"/>
    <style:style style:name="ListLabel_20_215" style:display-name="ListLabel 215" style:family="text"/>
    <style:style style:name="ListLabel_20_214" style:display-name="ListLabel 214" style:family="text"/>
    <style:style style:name="ListLabel_20_213" style:display-name="ListLabel 213" style:family="text"/>
    <style:style style:name="ListLabel_20_212" style:display-name="ListLabel 212" style:family="text"/>
    <style:style style:name="ListLabel_20_211" style:display-name="ListLabel 211" style:family="text"/>
    <style:style style:name="ListLabel_20_210" style:display-name="ListLabel 210" style:family="text"/>
    <style:style style:name="ListLabel_20_209" style:display-name="ListLabel 209" style:family="text"/>
    <style:style style:name="ListLabel_20_208" style:display-name="ListLabel 208" style:family="text"/>
    <style:style style:name="ListLabel_20_207" style:display-name="ListLabel 207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4" style:display-name="ListLabel 204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1" style:display-name="ListLabel 201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198" style:display-name="ListLabel 198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5" style:display-name="ListLabel 195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2" style:display-name="ListLabel 192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89" style:display-name="ListLabel 189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6" style:display-name="ListLabel 186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3" style:display-name="ListLabel 183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0" style:display-name="ListLabel 180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7" style:display-name="ListLabel 177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4" style:display-name="ListLabel 174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1" style:display-name="ListLabel 171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68" style:display-name="ListLabel 168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5" style:display-name="ListLabel 165" style:family="text"/>
    <style:style style:name="ListLabel_20_164" style:display-name="ListLabel 164" style:family="text"/>
    <style:style style:name="ListLabel_20_163" style:display-name="ListLabel 163" style:family="text"/>
    <style:style style:name="ListLabel_20_162" style:display-name="ListLabel 162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/>
    <style:style style:name="ListLabel_20_136" style:display-name="ListLabel 136" style:family="text"/>
    <style:style style:name="ListLabel_20_135" style:display-name="ListLabel 135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>
      <style:text-properties fo:color="#000000" loext:opacity="100%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4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4:30:34.166464621</meta:creation-date>
    <dc:language>ru-RU</dc:language>
    <meta:editing-cycles>2</meta:editing-cycles>
    <meta:editing-duration>PT3M29S</meta:editing-duration>
    <meta:generator>LibreOffice/24.8.2.1$Linux_X86_64 LibreOffice_project/480$Build-1</meta:generator>
    <dc:title>ОС ТУСУР</dc:title>
    <dc:date>2024-11-12T16:12:57.906703712</dc:date>
    <meta:document-statistic meta:table-count="0" meta:image-count="0" meta:object-count="0" meta:page-count="3" meta:paragraph-count="50" meta:word-count="392" meta:character-count="2765" meta:non-whitespace-character-count="2417"/>
    <meta:user-defined meta:name="AppVersion">16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ОС ТУСУР" xlink:href="../../../../../../../../../Templates/ОС%20ТУСУР.ott" meta:date="2024-11-12T14:30:33.273504147"/>
  </office:meta>
</office:document-meta>
</file>